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DejaVu Sans" fo:font-size="48pt" officeooo:rsid="000289df" officeooo:paragraph-rsid="000289df" fo:background-color="#000000" style:font-size-asian="48pt" style:font-size-complex="48pt"/>
    </style:style>
    <style:style style:name="P2" style:family="paragraph" style:parent-style-name="Standard">
      <style:paragraph-properties fo:margin-top="0cm" fo:margin-bottom="0cm" loext:contextual-spacing="false" style:writing-mode="page"/>
      <style:text-properties fo:color="#ffffff" style:font-name="DejaVu Sans" fo:font-size="48pt" officeooo:rsid="000289df" officeooo:paragraph-rsid="000289df" fo:background-color="#000000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 text:c="50"/><text:line-break/> TANGO DJS FOR GOOD SOUND <text:line-break/> <text:s text:c="50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1:44:47.784671361</meta:creation-date>
    <dc:date>2017-12-20T11:51:38.717330586</dc:date>
    <meta:editing-duration>PT6M52S</meta:editing-duration>
    <meta:editing-cycles>1</meta:editing-cycles>
    <meta:document-statistic meta:table-count="0" meta:image-count="0" meta:object-count="0" meta:page-count="1" meta:paragraph-count="1" meta:word-count="5" meta:character-count="129" meta:non-whitespace-character-count="20"/>
    <meta:generator>LibreOffice/5.4.3.2$Linux_X86_64 LibreOffice_project/40m0$Build-2</meta:generator>
  </office:meta>
</office:document-meta>
</file>